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0fb" officeooo:paragraph-rsid="0015a0fb"/>
    </style:style>
    <style:style style:name="P2" style:family="paragraph" style:parent-style-name="Standard">
      <style:paragraph-properties fo:text-align="start" style:justify-single-word="false"/>
      <style:text-properties officeooo:rsid="0015a0fb" officeooo:paragraph-rsid="0015a0fb"/>
    </style:style>
    <style:style style:name="P3" style:family="paragraph" style:parent-style-name="Standard">
      <style:paragraph-properties fo:text-align="start" style:justify-single-word="false"/>
      <style:text-properties officeooo:rsid="00171851" officeooo:paragraph-rsid="00171851"/>
    </style:style>
    <style:style style:name="P4" style:family="paragraph" style:parent-style-name="Standard">
      <style:paragraph-properties fo:text-align="start" style:justify-single-word="false"/>
      <style:text-properties officeooo:rsid="001ba222" officeooo:paragraph-rsid="001ba222"/>
    </style:style>
    <style:style style:name="P5" style:family="paragraph" style:parent-style-name="Standard">
      <style:paragraph-properties fo:text-align="start" style:justify-single-word="false"/>
      <style:text-properties officeooo:rsid="001cf9dd" officeooo:paragraph-rsid="001cf9dd"/>
    </style:style>
    <style:style style:name="P6" style:family="paragraph" style:parent-style-name="Standard">
      <style:paragraph-properties fo:text-align="start" style:justify-single-word="false"/>
      <style:text-properties officeooo:rsid="001ba222" officeooo:paragraph-rsid="001ba222"/>
    </style:style>
    <style:style style:name="P7" style:family="paragraph" style:parent-style-name="Standard">
      <style:paragraph-properties fo:text-align="start" style:justify-single-word="false"/>
      <style:text-properties officeooo:rsid="00200d85" officeooo:paragraph-rsid="00200d85"/>
    </style:style>
    <style:style style:name="T1" style:family="text">
      <style:text-properties officeooo:rsid="00171851"/>
    </style:style>
    <style:style style:name="T2" style:family="text">
      <style:text-properties officeooo:rsid="0018f5e7"/>
    </style:style>
    <style:style style:name="T3" style:family="text">
      <style:text-properties officeooo:rsid="001c547f"/>
    </style:style>
    <style:style style:name="T4" style:family="text">
      <style:text-properties officeooo:rsid="00211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 pull <text:span text:style-name="T1">sweep</text:span></text:p>
      <text:p text:style-name="P1"/>
      <text:p text:style-name="P2">It is a method used in advanced HF electronics design in order to maximize the power transfered.</text:p>
      <text:p text:style-name="P3">For example,let’s take the TGF3015-SM GaN transistor (specifically used for RF amplification).<text:line-break/>The bias used in this case is : 32V and 50 mA. <text:span text:style-name="T2">We can see that according to the presented impedances to the transistor (e.g input and output), we get either a maximum power, or gain or best efficiency. You choose what you wish to achieve.</text:span></text:p>
      <text:p text:style-name="P4">For this, as we designed this summer, we need to make the transistor « see » at the input (for example ! ) an impedance of 25.48 – 42.48*j Ohms and at the output an impedance of 307.16 – 114.94*j. <text:span text:style-name="T3">One question remains : do we assume that a « slug » adaptation is good ? (e.g input or output is 50 Ohms when designing the other). Or do we have to make a double stub adaptation (both impedances are not 50 Ohms, which seems to be the case here).</text:span></text:p>
      <text:p text:style-name="P7">In power transistors for HF, these load pull values for source/load impedances are <text:span text:style-name="T4">usually given. No need to use a software in order to calculate it.</text:span></text:p>
      <text:p text:style-name="P4"/>
      <text:p text:style-name="P5">Once the prototype is fully working as it is intended to, work on transistors can then seriously beg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3:24:27.293178221</meta:creation-date>
    <dc:date>2019-11-12T14:25:41.419760183</dc:date>
    <meta:editing-duration>PT12M3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10" meta:character-count="1139" meta:non-whitespace-character-count="933"/>
  </office:meta>
</office:document-meta>
</file>